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ff" style:font-name="Open Sans" fo:font-size="9.75pt" fo:letter-spacing="normal" fo:font-style="normal" fo:font-weight="normal" officeooo:rsid="001b1d45" officeooo:paragraph-rsid="001b1d45"/>
    </style:style>
    <style:style style:name="P2" style:family="paragraph" style:parent-style-name="Text_20_body">
      <style:text-properties fo:font-variant="normal" fo:text-transform="none" fo:color="#0000ff" style:font-name="Open Sans" fo:font-size="9.75pt" fo:letter-spacing="normal" fo:font-style="normal" fo:font-weight="normal" officeooo:rsid="001cc33c" officeooo:paragraph-rsid="001cc33c"/>
    </style:style>
    <style:style style:name="P3" style:family="paragraph" style:parent-style-name="Text_20_body">
      <style:paragraph-properties fo:margin-left="0in" fo:margin-right="0in" fo:margin-top="0in" fo:margin-bottom="0.1043in" loext:contextual-spacing="false" style:line-height-at-least="0.2291in" fo:orphans="2" fo:widows="2" fo:text-indent="0in" style:auto-text-indent="false"/>
      <style:text-properties fo:font-variant="normal" fo:text-transform="none" fo:color="#0000ff" style:font-name="Open Sans" fo:font-size="9.75pt" fo:letter-spacing="normal" fo:font-style="normal" fo:font-weight="normal"/>
    </style:style>
    <style:style style:name="P4" style:family="paragraph" style:parent-style-name="Standard">
      <style:text-properties officeooo:rsid="001b1d45" officeooo:paragraph-rsid="001b1d45"/>
    </style:style>
    <style:style style:name="P5" style:family="paragraph" style:parent-style-name="Standard">
      <style:text-properties officeooo:rsid="001cc33c" officeooo:paragraph-rsid="001cc33c"/>
    </style:style>
    <style:style style:name="P6" style:family="paragraph" style:parent-style-name="Standard">
      <style:text-properties officeooo:rsid="001e0cd9" officeooo:paragraph-rsid="001e0cd9"/>
    </style:style>
    <style:style style:name="P7" style:family="paragraph" style:parent-style-name="Standard">
      <style:text-properties officeooo:paragraph-rsid="001e0cd9"/>
    </style:style>
    <style:style style:name="P8" style:family="paragraph" style:parent-style-name="Standard">
      <style:text-properties officeooo:rsid="002007e7" officeooo:paragraph-rsid="002007e7"/>
    </style:style>
    <style:style style:name="P9" style:family="paragraph" style:parent-style-name="Standard">
      <style:text-properties officeooo:rsid="002007e7" officeooo:paragraph-rsid="002108a5"/>
    </style:style>
    <style:style style:name="P10" style:family="paragraph" style:parent-style-name="Standard">
      <style:text-properties fo:font-variant="normal" fo:text-transform="none" fo:color="#0000ff" style:font-name="Open Sans" fo:font-size="10.5pt" fo:letter-spacing="normal" fo:font-style="normal" fo:font-weight="normal" officeooo:rsid="001e0cd9" officeooo:paragraph-rsid="001e0cd9"/>
    </style:style>
    <style:style style:name="P11" style:family="paragraph" style:parent-style-name="Standard">
      <style:text-properties fo:font-variant="normal" fo:text-transform="none" fo:color="#0000ff" style:font-name="Open Sans" fo:font-size="10.5pt" fo:letter-spacing="normal" fo:font-style="normal" fo:font-weight="normal" officeooo:rsid="002007e7" officeooo:paragraph-rsid="002108a5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007e7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fo:background-color="#ffff00" style:font-size-asian="10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background-color="#ffff00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background-color="#ffff66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06pt solid #000000" style:join-border="false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ff" style:font-name="Open Sans" fo:font-size="10.5pt" fo:letter-spacing="normal" fo:font-style="normal" fo:font-weight="normal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ff" fo:letter-spacing="normal"/>
    </style:style>
    <style:style style:name="T1" style:family="text">
      <style:text-properties fo:font-variant="normal" fo:text-transform="none" fo:color="#0000ff" style:font-name="Open Sans" fo:font-size="9.75pt" fo:letter-spacing="normal" fo:font-style="normal" fo:font-weight="normal"/>
    </style:style>
    <style:style style:name="T2" style:family="text">
      <style:text-properties fo:color="#7f0055" style:font-name="Consolas" fo:font-size="10pt" fo:font-weight="bold" style:font-size-asian="10pt" style:font-weight-asian="bold"/>
    </style:style>
    <style:style style:name="T3" style:family="text">
      <style:text-properties fo:color="#7f0055" style:font-name="Consolas" fo:font-size="10pt" fo:font-weight="bold" fo:background-color="#ffff00" loext:char-shading-value="0" style:font-size-asian="10pt" style:font-weight-asian="bold"/>
    </style:style>
    <style:style style:name="T4" style:family="text">
      <style:text-properties fo:color="#7f0055" style:font-name="Consolas" fo:font-size="10pt" fo:font-weight="bold" fo:background-color="#ffff00" loext:char-shading-value="0" style:font-size-asian="10pt" style:font-weight-asian="bold"/>
    </style:style>
    <style:style style:name="T5" style:family="text">
      <style:text-properties fo:color="#000000" style:font-name="Consolas" fo:font-size="10pt" style:font-size-asian="10pt"/>
    </style:style>
    <style:style style:name="T6" style:family="text">
      <style:text-properties fo:color="#000000" style:font-name="Consolas" fo:font-size="10pt" officeooo:rsid="001e0cd9" style:font-size-asian="10pt"/>
    </style:style>
    <style:style style:name="T7" style:family="text">
      <style:text-properties fo:color="#000000" style:font-name="Consolas" fo:font-size="10pt" style:font-size-asian="10pt" fo:background-color="#d4d4d4"/>
    </style:style>
    <style:style style:name="T8" style:family="text">
      <style:text-properties fo:color="#000000" style:font-name="Consolas" fo:font-size="10pt" style:font-size-asian="10pt" fo:background-color="#ffffff"/>
    </style:style>
    <style:style style:name="T9" style:family="text">
      <style:text-properties fo:color="#000000" style:font-name="Consolas" fo:font-size="10pt" fo:background-color="#ffff00" loext:char-shading-value="0" style:font-size-asian="10pt"/>
    </style:style>
    <style:style style:name="T10" style:family="text">
      <style:text-properties fo:color="#000000" style:font-name="Consolas" fo:font-size="10pt" fo:background-color="#ffff00" loext:char-shading-value="0" style:font-size-asian="10pt"/>
    </style:style>
    <style:style style:name="T11" style:family="text">
      <style:text-properties fo:color="#000000" style:font-name="Consolas" fo:font-size="10pt" fo:font-style="italic" style:font-size-asian="10pt" style:font-style-asian="italic"/>
    </style:style>
    <style:style style:name="T12" style:family="text">
      <style:text-properties fo:color="#000000" style:font-name="Consolas" fo:font-size="10pt" fo:background-color="#ffff66" loext:char-shading-value="0" style:font-size-asian="10pt"/>
    </style:style>
    <style:style style:name="T13" style:family="text">
      <style:text-properties fo:color="#000000" style:font-name="Consolas" fo:font-size="10pt" fo:background-color="#ffff66" loext:char-shading-value="0" style:font-size-asian="10pt"/>
    </style:style>
    <style:style style:name="T14" style:family="text">
      <style:text-properties fo:color="#3f5fbf" style:font-name="Consolas" fo:font-size="10pt" style:font-size-asian="10pt"/>
    </style:style>
    <style:style style:name="T15" style:family="text">
      <style:text-properties fo:color="#3f5fbf" style:font-name="Consolas" fo:font-size="10pt" style:text-underline-style="solid" style:text-underline-width="auto" style:text-underline-color="font-color" style:font-size-asian="10pt"/>
    </style:style>
    <style:style style:name="T16" style:family="text">
      <style:text-properties fo:color="#3f5fbf" style:font-name="Consolas" fo:font-size="10pt" fo:background-color="#ffff00" loext:char-shading-value="0" style:font-size-asian="10pt"/>
    </style:style>
    <style:style style:name="T17" style:family="text">
      <style:text-properties fo:color="#3f5fbf" style:font-name="Consolas" fo:font-size="10pt" fo:background-color="#ffff00" loext:char-shading-value="0" style:font-size-asian="10pt"/>
    </style:style>
    <style:style style:name="T18" style:family="text">
      <style:text-properties fo:color="#646464" style:font-name="Consolas" fo:font-size="10pt" style:font-size-asian="10pt"/>
    </style:style>
    <style:style style:name="T19" style:family="text">
      <style:text-properties fo:color="#2a00ff" style:font-name="Consolas" fo:font-size="10pt" style:font-size-asian="10pt"/>
    </style:style>
    <style:style style:name="T20" style:family="text">
      <style:text-properties fo:color="#2a00ff" style:font-name="Consolas" fo:font-size="10pt" fo:font-style="italic" style:font-size-asian="10pt" style:font-style-asian="italic"/>
    </style:style>
    <style:style style:name="T21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22" style:family="text">
      <style:text-properties fo:color="#7f9fbf" style:font-name="Consolas" fo:font-size="10pt" fo:font-weight="bold" style:font-size-asian="10pt" style:font-weight-asian="bold"/>
    </style:style>
    <style:style style:name="T23" style:family="text">
      <style:text-properties fo:color="#7f9fbf" style:font-name="Consolas" fo:font-size="10pt" fo:font-weight="bold" fo:background-color="#ffff00" loext:char-shading-value="0" style:font-size-asian="10pt" style:font-weight-asian="bold"/>
    </style:style>
    <style:style style:name="T24" style:family="text">
      <style:text-properties fo:color="#7f9fbf" style:font-name="Consolas" fo:font-size="10pt" fo:font-weight="bold" fo:background-color="#ffff00" loext:char-shading-value="0" style:font-size-asian="10pt" style:font-weight-asian="bold"/>
    </style:style>
    <style:style style:name="T25" style:family="text">
      <style:text-properties fo:color="#3f7f5f" style:font-name="Consolas" fo:font-size="10pt" style:font-size-asian="10pt"/>
    </style:style>
    <style:style style:name="T26" style:family="text">
      <style:text-properties fo:color="#3f7f5f" style:font-name="Consolas" fo:font-size="10pt" fo:background-color="#ffff00" loext:char-shading-value="0" style:font-size-asian="10pt"/>
    </style:style>
    <style:style style:name="T27" style:family="text">
      <style:text-properties fo:color="#3f7f5f" style:font-name="Consolas" fo:font-size="10pt" fo:background-color="#ffff00" loext:char-shading-value="0" style:font-size-asian="10pt"/>
    </style:style>
    <style:style style:name="T28" style:family="text">
      <style:text-properties fo:color="#6a3e3e" style:font-name="Consolas" fo:font-size="10pt" style:font-size-asian="10pt"/>
    </style:style>
    <style:style style:name="T29" style:family="text">
      <style:text-properties fo:color="#6a3e3e" style:font-name="Consolas" fo:font-size="10pt" style:font-size-asian="10pt" fo:background-color="#f0d8a8"/>
    </style:style>
    <style:style style:name="T30" style:family="text">
      <style:text-properties fo:color="#6a3e3e" style:font-name="Consolas" fo:font-size="10pt" style:font-size-asian="10pt" fo:background-color="#d4d4d4"/>
    </style:style>
    <style:style style:name="T31" style:family="text">
      <style:text-properties fo:color="#6a3e3e" style:font-name="Consolas" fo:font-size="10pt" fo:background-color="#ffff00" loext:char-shading-value="0" style:font-size-asian="10pt"/>
    </style:style>
    <style:style style:name="T32" style:family="text">
      <style:text-properties fo:color="#6a3e3e" style:font-name="Consolas" fo:font-size="10pt" fo:background-color="#ffff00" loext:char-shading-value="0" style:font-size-asian="10pt"/>
    </style:style>
    <style:style style:name="T33" style:family="text">
      <style:text-properties fo:color="#6a3e3e" style:font-name="Consolas" fo:font-size="10pt" fo:background-color="#ffff66" loext:char-shading-value="0" style:font-size-asian="10pt"/>
    </style:style>
    <style:style style:name="T34" style:family="text">
      <style:text-properties fo:color="#6a3e3e" style:font-name="Consolas" fo:font-size="10pt" fo:background-color="#ffff66" loext:char-shading-value="0" style:font-size-asian="10pt"/>
    </style:style>
    <style:style style:name="T35" style:family="text">
      <style:text-properties fo:color="#008080" style:font-name="Consolas" fo:font-size="10pt" style:font-size-asian="10pt"/>
    </style:style>
    <style:style style:name="T36" style:family="text">
      <style:text-properties fo:color="#008080" style:font-name="Consolas" fo:font-size="10pt" officeooo:rsid="001e0cd9" style:font-size-asian="10pt"/>
    </style:style>
    <style:style style:name="T37" style:family="text">
      <style:text-properties fo:color="#008080" style:font-name="Consolas" fo:font-size="10pt" officeooo:rsid="002108a5" style:font-size-asian="10pt"/>
    </style:style>
    <style:style style:name="T38" style:family="text">
      <style:text-properties fo:color="#3f7f7f" style:font-name="Consolas" fo:font-size="10pt" style:font-size-asian="10pt"/>
    </style:style>
    <style:style style:name="T39" style:family="text">
      <style:text-properties style:font-name="Consolas" fo:font-size="10pt" style:font-size-asian="10pt"/>
    </style:style>
    <style:style style:name="T40" style:family="text">
      <style:text-properties fo:color="#7f007f" style:font-name="Consolas" fo:font-size="10pt" style:font-size-asian="10pt"/>
    </style:style>
    <style:style style:name="T41" style:family="text">
      <style:text-properties officeooo:rsid="002108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<text:span text:style-name="T1"><text:line-break/>Create a Servlet named "HelloServlet" in com.dsrc package and Print "Hello World".</text:span></text:p>
      <text:p text:style-name="P3">Note : use doGet() method to print the value.</text:p>
      <text:p text:style-name="P4"/>
      <text:p text:style-name="P4"><text:span text:style-name="T2">package</text:span><text:span text:style-name="T5"> com.dsrc;</text:span></text:p>
      <text:p text:style-name="P14"/>
      <text:p text:style-name="P12"><text:span text:style-name="T2">import</text:span><text:span text:style-name="T5"> java.io.IOException;</text:span></text:p>
      <text:p text:style-name="P12"><text:span text:style-name="T2">import</text:span><text:span text:style-name="T5"> java.io.PrintWriter;</text:span></text:p>
      <text:p text:style-name="P14"/>
      <text:p text:style-name="P12"><text:span text:style-name="T2">import</text:span><text:span text:style-name="T5"> javax.servlet.ServletException;</text:span></text:p>
      <text:p text:style-name="P12"><text:span text:style-name="T2">import</text:span><text:span text:style-name="T5"> javax.servlet.annotation.WebServlet;</text:span></text:p>
      <text:p text:style-name="P12"><text:span text:style-name="T2">import</text:span><text:span text:style-name="T5"> javax.servlet.http.HttpServlet;</text:span></text:p>
      <text:p text:style-name="P12"><text:span text:style-name="T2">import</text:span><text:span text:style-name="T5"> javax.servlet.http.HttpServletRequest;</text:span></text:p>
      <text:p text:style-name="P12"><text:span text:style-name="T2">import</text:span><text:span text:style-name="T5"> javax.servlet.http.HttpServletResponse;</text:span></text:p>
      <text:p text:style-name="P14"/>
      <text:p text:style-name="P12"><text:span text:style-name="T14">/**</text:span></text:p>
      <text:p text:style-name="P12"><text:span text:style-name="T14"><text:s/>* </text:span><text:span text:style-name="T15">Servlet</text:span><text:span text:style-name="T14"> implementation class HelloServlet</text:span></text:p>
      <text:p text:style-name="P12"><text:span text:style-name="T14"><text:s/>*/</text:span></text:p>
      <text:p text:style-name="P12"><text:span text:style-name="T18">@WebServlet</text:span><text:span text:style-name="T5">(</text:span><text:span text:style-name="T19">"/HelloServlet"</text:span><text:span text:style-name="T5">)</text:span></text:p>
      <text:p text:style-name="P12"><text:span text:style-name="T2">public</text:span><text:span text:style-name="T5"> </text:span><text:span text:style-name="T2">class</text:span><text:span text:style-name="T5"> HelloServlet </text:span><text:span text:style-name="T2">extends</text:span><text:span text:style-name="T5"> HttpServlet {</text:span></text:p>
      <text:p text:style-name="P12"><text:span text:style-name="T5"><text:tab/></text:span><text:span text:style-name="T2">private</text:span><text:span text:style-name="T5"> </text:span><text:span text:style-name="T2">static</text:span><text:span text:style-name="T5"> </text:span><text:span text:style-name="T2">final</text:span><text:span text:style-name="T5"> </text:span><text:span text:style-name="T2">long</text:span><text:span text:style-name="T5"> </text:span><text:span text:style-name="T21">serialVersionUID</text:span><text:span text:style-name="T5"> = 1L;</text:span></text:p>
      <text:p text:style-name="P12"><text:span text:style-name="T5"><text:s text:c="7"/></text:span></text:p>
      <text:p text:style-name="P12"><text:span text:style-name="T5"><text:s text:c="4"/></text:span><text:span text:style-name="T14">/**</text:span></text:p>
      <text:p text:style-name="P12"><text:span text:style-name="T14"><text:s text:c="5"/>* </text:span><text:span text:style-name="T22">@see</text:span><text:span text:style-name="T14"> HttpServlet#HttpServlet()</text:span></text:p>
      <text:p text:style-name="P12"><text:span text:style-name="T14"><text:s text:c="5"/>*/</text:span></text:p>
      <text:p text:style-name="P12"><text:span text:style-name="T5"><text:s text:c="4"/></text:span><text:span text:style-name="T2">public</text:span><text:span text:style-name="T5"> HelloServlet() {</text:span></text:p>
      <text:p text:style-name="P12"><text:span text:style-name="T5"><text:s text:c="8"/></text:span><text:span text:style-name="T2">super</text:span><text:span text:style-name="T5">();</text:span></text:p>
      <text:p text:style-name="P12"><text:span text:style-name="T5"><text:s text:c="8"/></text:span><text:span text:style-name="T25">// </text:span><text:span text:style-name="T22">TODO</text:span><text:span text:style-name="T25"> Auto-generated constructor stub</text:span></text:p>
      <text:p text:style-name="P12"><text:span text:style-name="T5"><text:s text:c="4"/>}</text:span></text:p>
      <text:p text:style-name="P14"/>
      <text:p text:style-name="P12"><text:span text:style-name="T5"><text:tab/></text:span><text:span text:style-name="T14">/**</text:span></text:p>
      <text:p text:style-name="P12"><text:span text:style-name="T14"><text:tab/> * </text:span><text:span text:style-name="T22">@see</text:span><text:span text:style-name="T14"> HttpServlet#doGet(HttpServletRequest request, HttpServletResponse response)</text:span></text:p>
      <text:p text:style-name="P12"><text:span text:style-name="T14"><text:tab/></text:span><text:span text:style-name="T17"> */</text:span></text:p>
      <text:p text:style-name="P16"><text:span text:style-name="T5"><text:tab/></text:span><text:span text:style-name="T2">protected</text:span><text:span text:style-name="T5"> </text:span><text:span text:style-name="T2">void</text:span><text:span text:style-name="T5"> doGet(HttpServletRequest </text:span><text:span text:style-name="T28">request</text:span><text:span text:style-name="T5">, HttpServletResponse </text:span><text:span text:style-name="T28">response</text:span><text:span text:style-name="T5">) </text:span><text:span text:style-name="T2">throws</text:span><text:span text:style-name="T5"> ServletException, IOException {</text:span></text:p>
      <text:p text:style-name="P16"><text:span text:style-name="T5"><text:tab/><text:tab/></text:span><text:span text:style-name="T25">// </text:span><text:span text:style-name="T22">TODO</text:span><text:span text:style-name="T25"> Auto-generated method stub</text:span></text:p>
      <text:p text:style-name="P16"><text:span text:style-name="T5"><text:tab/><text:tab/>PrintWriter </text:span><text:span text:style-name="T28">out</text:span><text:span text:style-name="T5"> = </text:span><text:span text:style-name="T28">response</text:span><text:span text:style-name="T5">.getWriter();</text:span></text:p>
      <text:p text:style-name="P16"><text:span text:style-name="T5"><text:tab/><text:tab/></text:span><text:span text:style-name="T28">out</text:span><text:span text:style-name="T5">.println(</text:span><text:span text:style-name="T19">"Hello World"</text:span><text:span text:style-name="T5">);</text:span></text:p>
      <text:p text:style-name="P16"><text:span text:style-name="T5"><text:tab/>}</text:span></text:p>
      <text:p text:style-name="P14"/>
      <text:p text:style-name="P12"><text:span text:style-name="T5"><text:tab/></text:span><text:span text:style-name="T14">/**</text:span></text:p>
      <text:p text:style-name="P12"><text:span text:style-name="T14"><text:tab/> * </text:span><text:span text:style-name="T22">@see</text:span><text:span text:style-name="T14"> HttpServlet#doPost(HttpServletRequest request, HttpServletResponse response)</text:span></text:p>
      <text:p text:style-name="P12"><text:span text:style-name="T14"><text:tab/> */</text:span></text:p>
      <text:p text:style-name="P12"><text:span text:style-name="T5"><text:tab/></text:span><text:span text:style-name="T2">protected</text:span><text:span text:style-name="T5"> </text:span><text:span text:style-name="T2">void</text:span><text:span text:style-name="T5"> doPost(HttpServletRequest </text:span><text:span text:style-name="T28">request</text:span><text:span text:style-name="T5">, HttpServletResponse </text:span><text:span text:style-name="T28">response</text:span><text:span text:style-name="T5">) </text:span><text:span text:style-name="T2">throws</text:span><text:span text:style-name="T5"> ServletException, IOException {</text:span></text:p>
      <text:p text:style-name="P12"><text:span text:style-name="T5"><text:tab/><text:tab/></text:span><text:span text:style-name="T25">// </text:span><text:span text:style-name="T22">TODO</text:span><text:span text:style-name="T25"> Auto-generated method stub</text:span></text:p>
      <text:p text:style-name="P12"><text:span text:style-name="T5"><text:tab/><text:tab/>doGet(</text:span><text:span text:style-name="T28">request</text:span><text:span text:style-name="T5">, </text:span><text:span text:style-name="T28">response</text:span><text:span text:style-name="T5">);</text:span></text:p>
      <text:p text:style-name="P12"><text:span text:style-name="T5"><text:tab/>}</text:span></text:p>
      <text:p text:style-name="P14"/>
      <text:p text:style-name="P18"><text:span text:style-name="T5">}</text:span></text:p>
      <text:p text:style-name="P4"/>
      <text:p text:style-name="P4"/>
      <text:p text:style-name="P4"/>
      <text:p text:style-name="P4"/>
      <text:p text:style-name="P4"/>
      <text:p text:style-name="P4"><text:soft-page-break/>2.</text:p>
      <text:p text:style-name="P1">Create a Servlet named "HelloServlet" in com.dsrc package and Print "Hello World".</text:p>
      <text:p text:style-name="P3">Create an html page named index.html with a button on it labelled as "Click Me"<text:line-break/>On click of the button call HelloServlet and see whether is displays "Hello World" on the screen.</text:p>
      <text:p text:style-name="P3">Note : use doGet() method to print the value.</text:p>
      <text:p text:style-name="P4"><text:span text:style-name="T35">&lt;!</text:span><text:span text:style-name="T38">DOCTYPE</text:span><text:span text:style-name="T39"> </text:span><text:span text:style-name="T35">html&gt;</text:span></text:p>
      <text:p text:style-name="P12"><text:span text:style-name="T35">&lt;</text:span><text:span text:style-name="T38">html</text:span><text:span text:style-name="T35">&gt;</text:span></text:p>
      <text:p text:style-name="P12"><text:span text:style-name="T35">&lt;</text:span><text:span text:style-name="T38">head</text:span><text:span text:style-name="T35">&gt;</text:span></text:p>
      <text:p text:style-name="P12"><text:span text:style-name="T35">&lt;</text:span><text:span text:style-name="T38">meta</text:span><text:span text:style-name="T39"> </text:span><text:span text:style-name="T40">charset</text:span><text:span text:style-name="T5">=</text:span><text:span text:style-name="T20">"ISO-8859-1"</text:span><text:span text:style-name="T35">&gt;</text:span></text:p>
      <text:p text:style-name="P12"><text:span text:style-name="T35">&lt;</text:span><text:span text:style-name="T38">title</text:span><text:span text:style-name="T35">&gt;</text:span><text:span text:style-name="T5">Insert title here</text:span><text:span text:style-name="T35">&lt;/</text:span><text:span text:style-name="T38">title</text:span><text:span text:style-name="T35">&gt;</text:span></text:p>
      <text:p text:style-name="P12"><text:span text:style-name="T35">&lt;/</text:span><text:span text:style-name="T38">head</text:span><text:span text:style-name="T35">&gt;</text:span></text:p>
      <text:p text:style-name="P12"><text:span text:style-name="T35">&lt;</text:span><text:span text:style-name="T38">body</text:span><text:span text:style-name="T35">&gt;</text:span></text:p>
      <text:p text:style-name="P16"><text:span text:style-name="T35">&lt;</text:span><text:span text:style-name="T38">form</text:span><text:span text:style-name="T39"> </text:span><text:span text:style-name="T40">action</text:span><text:span text:style-name="T39"> </text:span><text:span text:style-name="T5">=</text:span><text:span text:style-name="T20">"HelloServlet"</text:span><text:span text:style-name="T35">&gt;</text:span></text:p>
      <text:p text:style-name="P16"><text:span text:style-name="T35">&lt;</text:span><text:span text:style-name="T38">input</text:span><text:span text:style-name="T39"> </text:span><text:span text:style-name="T40">type</text:span><text:span text:style-name="T39"> </text:span><text:span text:style-name="T5">=</text:span><text:span text:style-name="T20">"submit"</text:span><text:span text:style-name="T39"> </text:span><text:span text:style-name="T40">value</text:span><text:span text:style-name="T39"> </text:span><text:span text:style-name="T5">=</text:span><text:span text:style-name="T39"> </text:span><text:span text:style-name="T20">"Click Me"</text:span><text:span text:style-name="T35">&gt;</text:span></text:p>
      <text:p text:style-name="P16"><text:span text:style-name="T35">&lt;/</text:span><text:span text:style-name="T38">form</text:span><text:span text:style-name="T35">&gt;</text:span></text:p>
      <text:p text:style-name="P14"/>
      <text:p text:style-name="P12"><text:span text:style-name="T35">&lt;/</text:span><text:span text:style-name="T38">body</text:span><text:span text:style-name="T35">&gt;</text:span></text:p>
      <text:p text:style-name="P4"><text:span text:style-name="T35">&lt;/</text:span><text:span text:style-name="T38">html</text:span><text:span text:style-name="T35">&gt;</text:span></text:p>
      <text:p text:style-name="P4"><text:span text:style-name="T35"/></text:p>
      <text:p text:style-name="P4"><text:span text:style-name="T2">package</text:span><text:span text:style-name="T5"> com.dsrc;</text:span></text:p>
      <text:p text:style-name="P14"/>
      <text:p text:style-name="P12"><text:span text:style-name="T2">import</text:span><text:span text:style-name="T5"> java.io.IOException;</text:span></text:p>
      <text:p text:style-name="P12"><text:span text:style-name="T2">import</text:span><text:span text:style-name="T5"> java.io.PrintWriter;</text:span></text:p>
      <text:p text:style-name="P14"/>
      <text:p text:style-name="P12"><text:span text:style-name="T2">import</text:span><text:span text:style-name="T5"> javax.servlet.ServletException;</text:span></text:p>
      <text:p text:style-name="P12"><text:span text:style-name="T2">import</text:span><text:span text:style-name="T5"> javax.servlet.annotation.WebServlet;</text:span></text:p>
      <text:p text:style-name="P12"><text:span text:style-name="T2">import</text:span><text:span text:style-name="T5"> javax.servlet.http.HttpServlet;</text:span></text:p>
      <text:p text:style-name="P12"><text:span text:style-name="T2">import</text:span><text:span text:style-name="T5"> javax.servlet.http.HttpServletRequest;</text:span></text:p>
      <text:p text:style-name="P12"><text:span text:style-name="T2">import</text:span><text:span text:style-name="T5"> javax.servlet.http.HttpServletResponse;</text:span></text:p>
      <text:p text:style-name="P14"/>
      <text:p text:style-name="P12"><text:span text:style-name="T14">/**</text:span></text:p>
      <text:p text:style-name="P12"><text:span text:style-name="T14"><text:s/>* </text:span><text:span text:style-name="T15">Servlet</text:span><text:span text:style-name="T14"> implementation class HelloServlet</text:span></text:p>
      <text:p text:style-name="P12"><text:span text:style-name="T14"><text:s/>*/</text:span></text:p>
      <text:p text:style-name="P12"><text:span text:style-name="T18">@WebServlet</text:span><text:span text:style-name="T5">(</text:span><text:span text:style-name="T19">"/HelloServlet"</text:span><text:span text:style-name="T5">)</text:span></text:p>
      <text:p text:style-name="P12"><text:span text:style-name="T2">public</text:span><text:span text:style-name="T5"> </text:span><text:span text:style-name="T2">class</text:span><text:span text:style-name="T5"> HelloServlet </text:span><text:span text:style-name="T2">extends</text:span><text:span text:style-name="T5"> HttpServlet {</text:span></text:p>
      <text:p text:style-name="P12"><text:span text:style-name="T5"><text:tab/></text:span><text:span text:style-name="T2">private</text:span><text:span text:style-name="T5"> </text:span><text:span text:style-name="T2">static</text:span><text:span text:style-name="T5"> </text:span><text:span text:style-name="T2">final</text:span><text:span text:style-name="T5"> </text:span><text:span text:style-name="T2">long</text:span><text:span text:style-name="T5"> </text:span><text:span text:style-name="T21">serialVersionUID</text:span><text:span text:style-name="T5"> = 1L;</text:span></text:p>
      <text:p text:style-name="P12"><text:span text:style-name="T5"><text:s text:c="7"/></text:span></text:p>
      <text:p text:style-name="P12"><text:span text:style-name="T5"><text:s text:c="4"/></text:span><text:span text:style-name="T14">/**</text:span></text:p>
      <text:p text:style-name="P12"><text:span text:style-name="T14"><text:s text:c="5"/>* </text:span><text:span text:style-name="T22">@see</text:span><text:span text:style-name="T14"> HttpServlet#HttpServlet()</text:span></text:p>
      <text:p text:style-name="P12"><text:span text:style-name="T14"><text:s text:c="5"/>*/</text:span></text:p>
      <text:p text:style-name="P12"><text:span text:style-name="T5"><text:s text:c="4"/></text:span><text:span text:style-name="T2">public</text:span><text:span text:style-name="T5"> HelloServlet() {</text:span></text:p>
      <text:p text:style-name="P12"><text:span text:style-name="T5"><text:s text:c="8"/></text:span><text:span text:style-name="T2">super</text:span><text:span text:style-name="T5">();</text:span></text:p>
      <text:p text:style-name="P12"><text:span text:style-name="T5"><text:s text:c="8"/></text:span><text:span text:style-name="T25">// </text:span><text:span text:style-name="T22">TODO</text:span><text:span text:style-name="T25"> Auto-generated constructor stub</text:span></text:p>
      <text:p text:style-name="P12"><text:span text:style-name="T5"><text:s text:c="4"/>}</text:span></text:p>
      <text:p text:style-name="P14"/>
      <text:p text:style-name="P12"><text:span text:style-name="T5"><text:tab/></text:span><text:span text:style-name="T14">/**</text:span></text:p>
      <text:p text:style-name="P12"><text:span text:style-name="T14"><text:tab/> * </text:span><text:span text:style-name="T22">@see</text:span><text:span text:style-name="T14"> HttpServlet#doGet(HttpServletRequest request, HttpServletResponse response)</text:span></text:p>
      <text:p text:style-name="P12"><text:span text:style-name="T14"><text:tab/> */</text:span></text:p>
      <text:p text:style-name="P12"><text:span text:style-name="T5"><text:tab/></text:span><text:span text:style-name="T4">protected</text:span><text:span text:style-name="T10"> </text:span><text:span text:style-name="T4">void</text:span><text:span text:style-name="T10"> doGet(HttpServletRequest </text:span><text:span text:style-name="T32">request</text:span><text:span text:style-name="T10">, HttpServletResponse </text:span><text:span text:style-name="T32">response</text:span><text:span text:style-name="T10">) </text:span><text:span text:style-name="T4">throws</text:span><text:span text:style-name="T10"> ServletException, IOException {</text:span></text:p>
      <text:p text:style-name="P16"><text:span text:style-name="T5"><text:tab/><text:tab/></text:span><text:span text:style-name="T25">// </text:span><text:span text:style-name="T22">TODO</text:span><text:span text:style-name="T25"> Auto-generated method stub</text:span></text:p>
      <text:p text:style-name="P16"><text:span text:style-name="T5"><text:tab/><text:tab/>PrintWriter </text:span><text:span text:style-name="T28">p</text:span><text:span text:style-name="T5"> = </text:span><text:span text:style-name="T28">response</text:span><text:span text:style-name="T5">.getWriter();</text:span></text:p>
      <text:p text:style-name="P16"><text:span text:style-name="T5"><text:tab/><text:tab/></text:span><text:span text:style-name="T28">p</text:span><text:span text:style-name="T5">.println(</text:span><text:span text:style-name="T19">"Hello World"</text:span><text:span text:style-name="T5">);</text:span></text:p>
      <text:p text:style-name="P16"><text:span text:style-name="T5"><text:tab/>}</text:span></text:p>
      <text:p text:style-name="P14"><text:soft-page-break/></text:p>
      <text:p text:style-name="P12"><text:span text:style-name="T5"><text:tab/></text:span><text:span text:style-name="T14">/**</text:span></text:p>
      <text:p text:style-name="P12"><text:span text:style-name="T14"><text:tab/> * </text:span><text:span text:style-name="T22">@see</text:span><text:span text:style-name="T14"> HttpServlet#doPost(HttpServletRequest request, HttpServletResponse response)</text:span></text:p>
      <text:p text:style-name="P12"><text:span text:style-name="T14"><text:tab/> */</text:span></text:p>
      <text:p text:style-name="P12"><text:span text:style-name="T5"><text:tab/></text:span><text:span text:style-name="T2">protected</text:span><text:span text:style-name="T5"> </text:span><text:span text:style-name="T2">void</text:span><text:span text:style-name="T5"> doPost(HttpServletRequest </text:span><text:span text:style-name="T28">request</text:span><text:span text:style-name="T5">, HttpServletResponse </text:span><text:span text:style-name="T28">response</text:span><text:span text:style-name="T5">) </text:span><text:span text:style-name="T2">throws</text:span><text:span text:style-name="T5"> ServletException, IOException {</text:span></text:p>
      <text:p text:style-name="P12"><text:span text:style-name="T5"><text:tab/><text:tab/></text:span><text:span text:style-name="T25">// </text:span><text:span text:style-name="T22">TODO</text:span><text:span text:style-name="T25"> Auto-generated method stub</text:span></text:p>
      <text:p text:style-name="P12"><text:span text:style-name="T5"><text:tab/><text:tab/>doGet(</text:span><text:span text:style-name="T28">request</text:span><text:span text:style-name="T5">, </text:span><text:span text:style-name="T28">response</text:span><text:span text:style-name="T5">);</text:span></text:p>
      <text:p text:style-name="P12"><text:span text:style-name="T5"><text:tab/>}</text:span></text:p>
      <text:p text:style-name="P14"/>
      <text:p text:style-name="P18"><text:span text:style-name="T5">}</text:span></text:p>
      <text:p text:style-name="P12"><text:span text:style-name="T5"/></text:p>
      <text:p text:style-name="P5"><text:span text:style-name="T35">3.</text:span></text:p>
      <text:p text:style-name="P2"><text:span text:style-name="T35">Create a html page named index.html with a textbox (given name as "name") and  submit button on it labelled as "Show"</text:span></text:p>
      <text:p text:style-name="P3">Create a Servlet named "NameServlet" in com.dsrc package and Print "Hello "+ name passed from the html page.</text:p>
      <text:p text:style-name="P3">On click of the button , display "Hello "+name passed from the HTML page on the screen.</text:p>
      <text:p text:style-name="P3">Note : use doGet() method to print the value.</text:p>
      <text:p text:style-name="P5"><text:span text:style-name="T35">&lt;!</text:span><text:span text:style-name="T38">DOCTYPE</text:span><text:span text:style-name="T39"> </text:span><text:span text:style-name="T35">html&gt;</text:span></text:p>
      <text:p text:style-name="P12"><text:span text:style-name="T35">&lt;</text:span><text:span text:style-name="T38">html</text:span><text:span text:style-name="T35">&gt;</text:span></text:p>
      <text:p text:style-name="P12"><text:span text:style-name="T35">&lt;</text:span><text:span text:style-name="T38">head</text:span><text:span text:style-name="T35">&gt;</text:span></text:p>
      <text:p text:style-name="P12"><text:span text:style-name="T35">&lt;</text:span><text:span text:style-name="T38">meta</text:span><text:span text:style-name="T39"> </text:span><text:span text:style-name="T40">charset</text:span><text:span text:style-name="T5">=</text:span><text:span text:style-name="T20">"ISO-8859-1"</text:span><text:span text:style-name="T35">&gt;</text:span></text:p>
      <text:p text:style-name="P12"><text:span text:style-name="T35">&lt;</text:span><text:span text:style-name="T38">title</text:span><text:span text:style-name="T35">&gt;</text:span><text:span text:style-name="T5">Insert title here</text:span><text:span text:style-name="T35">&lt;/</text:span><text:span text:style-name="T38">title</text:span><text:span text:style-name="T35">&gt;</text:span></text:p>
      <text:p text:style-name="P12"><text:span text:style-name="T35">&lt;/</text:span><text:span text:style-name="T38">head</text:span><text:span text:style-name="T35">&gt;</text:span></text:p>
      <text:p text:style-name="P12"><text:span text:style-name="T35">&lt;</text:span><text:span text:style-name="T38">body</text:span><text:span text:style-name="T35">&gt;</text:span></text:p>
      <text:p text:style-name="P12"><text:span text:style-name="T35">&lt;</text:span><text:span text:style-name="T38">form</text:span><text:span text:style-name="T39"> </text:span><text:span text:style-name="T40">action</text:span><text:span text:style-name="T5">=</text:span><text:span text:style-name="T20">"NameServlet"</text:span><text:span text:style-name="T35">&gt;</text:span></text:p>
      <text:p text:style-name="P12"><text:span text:style-name="T5"><text:tab/></text:span><text:span text:style-name="T35">&lt;</text:span><text:span text:style-name="T38">input</text:span><text:span text:style-name="T39"> <text:s/></text:span><text:span text:style-name="T40">type</text:span><text:span text:style-name="T5">=</text:span><text:span text:style-name="T20">"text"</text:span><text:span text:style-name="T39"> </text:span><text:span text:style-name="T40">name</text:span><text:span text:style-name="T5">=</text:span><text:span text:style-name="T20">"name"</text:span><text:span text:style-name="T35">&gt;</text:span></text:p>
      <text:p text:style-name="P12"><text:span text:style-name="T5"><text:tab/></text:span><text:span text:style-name="T35">&lt;</text:span><text:span text:style-name="T38">input</text:span><text:span text:style-name="T39"> <text:s/></text:span><text:span text:style-name="T40">type</text:span><text:span text:style-name="T5">=</text:span><text:span text:style-name="T20">"submit"</text:span><text:span text:style-name="T39"> </text:span><text:span text:style-name="T40">value</text:span><text:span text:style-name="T5">=</text:span><text:span text:style-name="T20">"Show"</text:span><text:span text:style-name="T35">&gt;</text:span></text:p>
      <text:p text:style-name="P12"><text:span text:style-name="T35">&lt;/</text:span><text:span text:style-name="T38">form</text:span><text:span text:style-name="T35">&gt;</text:span></text:p>
      <text:p text:style-name="P12"><text:span text:style-name="T35">&lt;/</text:span><text:span text:style-name="T38">body</text:span><text:span text:style-name="T35">&gt;</text:span></text:p>
      <text:p text:style-name="P5"><text:span text:style-name="T35">&lt;/</text:span><text:span text:style-name="T38">html</text:span><text:span text:style-name="T35">&gt;</text:span></text:p>
      <text:p text:style-name="P4"><text:span text:style-name="T35"/></text:p>
      <text:p text:style-name="P4"><text:span text:style-name="T35"/></text:p>
      <text:p text:style-name="P4"><text:span text:style-name="T2">package</text:span><text:span text:style-name="T5"> com.dsrc;</text:span></text:p>
      <text:p text:style-name="P14"/>
      <text:p text:style-name="P12"><text:span text:style-name="T2">import</text:span><text:span text:style-name="T5"> java.io.IOException;</text:span></text:p>
      <text:p text:style-name="P12"><text:span text:style-name="T2">import</text:span><text:span text:style-name="T5"> java.io.PrintWriter;</text:span></text:p>
      <text:p text:style-name="P14"/>
      <text:p text:style-name="P12"><text:span text:style-name="T2">import</text:span><text:span text:style-name="T5"> javax.servlet.ServletException;</text:span></text:p>
      <text:p text:style-name="P12"><text:span text:style-name="T2">import</text:span><text:span text:style-name="T5"> javax.servlet.annotation.WebServlet;</text:span></text:p>
      <text:p text:style-name="P12"><text:span text:style-name="T2">import</text:span><text:span text:style-name="T5"> javax.servlet.http.HttpServlet;</text:span></text:p>
      <text:p text:style-name="P12"><text:span text:style-name="T2">import</text:span><text:span text:style-name="T5"> javax.servlet.http.HttpServletRequest;</text:span></text:p>
      <text:p text:style-name="P12"><text:span text:style-name="T2">import</text:span><text:span text:style-name="T5"> javax.servlet.http.HttpServletResponse;</text:span></text:p>
      <text:p text:style-name="P14"/>
      <text:p text:style-name="P12"><text:span text:style-name="T14">/**</text:span></text:p>
      <text:p text:style-name="P12"><text:span text:style-name="T14"><text:s/>* </text:span><text:span text:style-name="T15">Servlet</text:span><text:span text:style-name="T14"> implementation class NameServlet</text:span></text:p>
      <text:p text:style-name="P12"><text:span text:style-name="T14"><text:s/>*/</text:span></text:p>
      <text:p text:style-name="P12"><text:span text:style-name="T18">@WebServlet</text:span><text:span text:style-name="T5">(</text:span><text:span text:style-name="T19">"/NameServlet"</text:span><text:span text:style-name="T5">)</text:span></text:p>
      <text:p text:style-name="P12"><text:span text:style-name="T2">public</text:span><text:span text:style-name="T5"> </text:span><text:span text:style-name="T2">class</text:span><text:span text:style-name="T5"> NameServlet </text:span><text:span text:style-name="T2">extends</text:span><text:span text:style-name="T5"> HttpServlet {</text:span></text:p>
      <text:p text:style-name="P12"><text:span text:style-name="T5"><text:tab/></text:span><text:span text:style-name="T2">private</text:span><text:span text:style-name="T5"> </text:span><text:span text:style-name="T2">static</text:span><text:span text:style-name="T5"> </text:span><text:span text:style-name="T2">final</text:span><text:span text:style-name="T5"> </text:span><text:span text:style-name="T2">long</text:span><text:span text:style-name="T5"> </text:span><text:span text:style-name="T21">serialVersionUID</text:span><text:span text:style-name="T5"> = 1L;</text:span></text:p>
      <text:p text:style-name="P12"><text:span text:style-name="T5"><text:s text:c="7"/></text:span></text:p>
      <text:p text:style-name="P12"><text:span text:style-name="T5"><text:s text:c="4"/></text:span><text:span text:style-name="T14">/**</text:span></text:p>
      <text:p text:style-name="P12"><text:soft-page-break/><text:span text:style-name="T14"><text:s text:c="5"/>* </text:span><text:span text:style-name="T22">@see</text:span><text:span text:style-name="T14"> HttpServlet#HttpServlet()</text:span></text:p>
      <text:p text:style-name="P12"><text:span text:style-name="T14"><text:s text:c="5"/>*/</text:span></text:p>
      <text:p text:style-name="P12"><text:span text:style-name="T5"><text:s text:c="4"/></text:span><text:span text:style-name="T2">public</text:span><text:span text:style-name="T5"> NameServlet() {</text:span></text:p>
      <text:p text:style-name="P12"><text:span text:style-name="T5"><text:s text:c="8"/></text:span><text:span text:style-name="T2">super</text:span><text:span text:style-name="T5">();</text:span></text:p>
      <text:p text:style-name="P12"><text:span text:style-name="T5"><text:s text:c="8"/></text:span><text:span text:style-name="T25">// </text:span><text:span text:style-name="T22">TODO</text:span><text:span text:style-name="T25"> Auto-generated constructor stub</text:span></text:p>
      <text:p text:style-name="P12"><text:span text:style-name="T5"><text:s text:c="4"/>}</text:span></text:p>
      <text:p text:style-name="P14"/>
      <text:p text:style-name="P12"><text:span text:style-name="T5"><text:tab/></text:span><text:span text:style-name="T14">/**</text:span></text:p>
      <text:p text:style-name="P12"><text:span text:style-name="T14"><text:tab/> * </text:span><text:span text:style-name="T22">@see</text:span><text:span text:style-name="T14"> HttpServlet#doGet(HttpServletRequest request, HttpServletResponse response)</text:span></text:p>
      <text:p text:style-name="P12"><text:span text:style-name="T14"><text:tab/> */</text:span></text:p>
      <text:p text:style-name="P12"><text:span text:style-name="T5"><text:tab/></text:span><text:span text:style-name="T2">protected</text:span><text:span text:style-name="T5"> </text:span><text:span text:style-name="T2">void</text:span><text:span text:style-name="T5"> doGet(HttpServletRequest </text:span><text:span text:style-name="T28">request</text:span><text:span text:style-name="T5">, HttpServletResponse </text:span><text:span text:style-name="T28">response</text:span><text:span text:style-name="T5">) </text:span><text:span text:style-name="T2">throws</text:span><text:span text:style-name="T5"> ServletException, IOException {</text:span></text:p>
      <text:p text:style-name="P12"><text:span text:style-name="T5"><text:tab/></text:span><text:span text:style-name="T10"><text:tab/></text:span><text:span text:style-name="T27">// </text:span><text:span text:style-name="T24">TODO</text:span><text:span text:style-name="T27"> Auto-generated method stub</text:span></text:p>
      <text:p text:style-name="P16"><text:span text:style-name="T5"><text:tab/><text:tab/>PrintWriter </text:span><text:span text:style-name="T28">out</text:span><text:span text:style-name="T5">= </text:span><text:span text:style-name="T28">response</text:span><text:span text:style-name="T5">.getWriter();</text:span></text:p>
      <text:p text:style-name="P16"><text:span text:style-name="T5"><text:tab/><text:tab/>String </text:span><text:span text:style-name="T28">namee</text:span><text:span text:style-name="T5"> = </text:span><text:span text:style-name="T28">request</text:span><text:span text:style-name="T5">.getParameter(</text:span><text:span text:style-name="T19">"name"</text:span><text:span text:style-name="T5">);</text:span></text:p>
      <text:p text:style-name="P16"><text:span text:style-name="T5"><text:tab/><text:tab/></text:span><text:span text:style-name="T28">out</text:span><text:span text:style-name="T5">.println(</text:span><text:span text:style-name="T19">"Hello:"</text:span><text:span text:style-name="T5">+ </text:span><text:span text:style-name="T28">namee</text:span><text:span text:style-name="T5">);</text:span></text:p>
      <text:p text:style-name="P16"><text:span text:style-name="T5"><text:tab/><text:tab/><text:tab/></text:span></text:p>
      <text:p text:style-name="P16"><text:span text:style-name="T5"><text:tab/><text:tab/>}</text:span></text:p>
      <text:p text:style-name="P14"/>
      <text:p text:style-name="P12"><text:span text:style-name="T5"><text:tab/></text:span><text:span text:style-name="T14">/**</text:span></text:p>
      <text:p text:style-name="P12"><text:span text:style-name="T14"><text:tab/> * </text:span><text:span text:style-name="T22">@see</text:span><text:span text:style-name="T14"> HttpServlet#doPost(HttpServletRequest request, HttpServletResponse response)</text:span></text:p>
      <text:p text:style-name="P12"><text:span text:style-name="T14"><text:tab/> */</text:span></text:p>
      <text:p text:style-name="P12"><text:span text:style-name="T5"><text:tab/></text:span><text:span text:style-name="T2">protected</text:span><text:span text:style-name="T5"> </text:span><text:span text:style-name="T2">void</text:span><text:span text:style-name="T5"> doPost(HttpServletRequest </text:span><text:span text:style-name="T28">request</text:span><text:span text:style-name="T5">, HttpServletResponse </text:span><text:span text:style-name="T28">response</text:span><text:span text:style-name="T5">) </text:span><text:span text:style-name="T2">throws</text:span><text:span text:style-name="T5"> ServletException, IOException {</text:span></text:p>
      <text:p text:style-name="P12"><text:span text:style-name="T5"><text:tab/><text:tab/></text:span><text:span text:style-name="T25">// </text:span><text:span text:style-name="T22">TODO</text:span><text:span text:style-name="T25"> Auto-generated method stub</text:span></text:p>
      <text:p text:style-name="P12"><text:span text:style-name="T5"><text:tab/><text:tab/>doGet(</text:span><text:span text:style-name="T28">request</text:span><text:span text:style-name="T5">, </text:span><text:span text:style-name="T28">response</text:span><text:span text:style-name="T5">);</text:span></text:p>
      <text:p text:style-name="P12"><text:span text:style-name="T5"><text:tab/>}</text:span></text:p>
      <text:p text:style-name="P14"/>
      <text:p text:style-name="P18"><text:span text:style-name="T5">}</text:span></text:p>
      <text:p text:style-name="P6">4, <text:span text:style-name="T41">5</text:span></text:p>
      <text:p text:style-name="P10">Create a html page named login.html with login controls and button as given below.</text:p>
      <text:p text:style-name="P20"> </text:p>
      <text:p text:style-name="P19">Control Name Type</text:p>
      <text:p text:style-name="P19">Login Name loginname textbox</text:p>
      <text:p text:style-name="P19">Password loginpass password</text:p>
      <text:p text:style-name="P19">Login Button login submit button</text:p>
      <text:p text:style-name="P20"> </text:p>
      <text:p text:style-name="P20"> </text:p>
      <text:p text:style-name="P19">Create a Servlet named "LoginServlet" in com.dsrc package </text:p>
      <text:p text:style-name="P20"> </text:p>
      <text:p text:style-name="P19">Do the credential validation as follows ,</text:p>
      <text:p text:style-name="P19">if loginname is "sa" and password is "pass@123" return "Valid User"</text:p>
      <text:p text:style-name="P19">else "Invalid User"</text:p>
      <text:p text:style-name="P20"> </text:p>
      <text:p text:style-name="P19">"Valid User" should be displayed in Green Color</text:p>
      <text:p text:style-name="P19">"Invalid User" should be displayed in Red Color</text:p>
      <text:p text:style-name="P20"> </text:p>
      <text:p text:style-name="P20"> </text:p>
      <text:p text:style-name="P20"> </text:p>
      <text:p text:style-name="P19">On click of the button , LoginServlet to be called with values and print the appropriate message on the screen.</text:p>
      <text:p text:style-name="P20"> </text:p>
      <text:p text:style-name="P19"><text:soft-page-break/>Note : use doGet() method</text:p>
      <text:p text:style-name="P6"/>
      <text:p text:style-name="P7"><text:span text:style-name="T6"><text:tab/></text:span></text:p>
      <text:p text:style-name="P6"><text:span text:style-name="T5"><text:tab/><text:tab/></text:span></text:p>
      <text:p text:style-name="P6"><text:span text:style-name="T35">&lt;!</text:span><text:span text:style-name="T38">DOCTYPE</text:span><text:span text:style-name="T39"> </text:span><text:span text:style-name="T35">html&gt;</text:span></text:p>
      <text:p text:style-name="P12"><text:span text:style-name="T35">&lt;</text:span><text:span text:style-name="T38">html</text:span><text:span text:style-name="T35">&gt;</text:span></text:p>
      <text:p text:style-name="P12"><text:span text:style-name="T35">&lt;</text:span><text:span text:style-name="T38">head</text:span><text:span text:style-name="T35">&gt;</text:span></text:p>
      <text:p text:style-name="P12"><text:span text:style-name="T35">&lt;</text:span><text:span text:style-name="T38">meta</text:span><text:span text:style-name="T39"> </text:span><text:span text:style-name="T40">charset</text:span><text:span text:style-name="T5">=</text:span><text:span text:style-name="T20">"ISO-8859-1"</text:span><text:span text:style-name="T35">&gt;</text:span></text:p>
      <text:p text:style-name="P12"><text:span text:style-name="T35">&lt;</text:span><text:span text:style-name="T38">title</text:span><text:span text:style-name="T35">&gt;</text:span><text:span text:style-name="T5">Insert title here</text:span><text:span text:style-name="T35">&lt;/</text:span><text:span text:style-name="T38">title</text:span><text:span text:style-name="T35">&gt;</text:span></text:p>
      <text:p text:style-name="P12"><text:span text:style-name="T35">&lt;/</text:span><text:span text:style-name="T38">head</text:span><text:span text:style-name="T35">&gt;</text:span></text:p>
      <text:p text:style-name="P16"><text:span text:style-name="T35">&lt;</text:span><text:span text:style-name="T38">body</text:span><text:span text:style-name="T35">&gt;</text:span></text:p>
      <text:p text:style-name="P16"><text:span text:style-name="T35">&lt;</text:span><text:span text:style-name="T38">form</text:span><text:span text:style-name="T39"> </text:span><text:span text:style-name="T40">action</text:span><text:span text:style-name="T39"> </text:span><text:span text:style-name="T5">=</text:span><text:span text:style-name="T20">"LoginServlet"</text:span><text:span text:style-name="T39"> </text:span><text:span text:style-name="T40">method</text:span><text:span text:style-name="T39"> </text:span><text:span text:style-name="T5">=</text:span><text:span text:style-name="T20">"get"</text:span><text:span text:style-name="T35">&gt;</text:span></text:p>
      <text:p text:style-name="P16"><text:span text:style-name="T5">Login Name </text:span><text:span text:style-name="T35">&lt;</text:span><text:span text:style-name="T38">input</text:span><text:span text:style-name="T39"> </text:span><text:span text:style-name="T40">type</text:span><text:span text:style-name="T39"> </text:span><text:span text:style-name="T5">=</text:span><text:span text:style-name="T39"> </text:span><text:span text:style-name="T20">"text"</text:span><text:span text:style-name="T39"> </text:span><text:span text:style-name="T40">name</text:span><text:span text:style-name="T5">=</text:span><text:span text:style-name="T20">"loginname"</text:span><text:span text:style-name="T35">&gt;</text:span><text:span text:style-name="T5"> </text:span><text:span text:style-name="T35">&lt;</text:span><text:span text:style-name="T38">br</text:span><text:span text:style-name="T35">&gt;</text:span></text:p>
      <text:p text:style-name="P16"><text:span text:style-name="T5">Password </text:span><text:span text:style-name="T35">&lt;</text:span><text:span text:style-name="T38">input</text:span><text:span text:style-name="T39"> </text:span><text:span text:style-name="T40">type</text:span><text:span text:style-name="T39"> </text:span><text:span text:style-name="T5">=</text:span><text:span text:style-name="T39"> </text:span><text:span text:style-name="T20">"password"</text:span><text:span text:style-name="T39"> </text:span><text:span text:style-name="T40">name</text:span><text:span text:style-name="T39"> </text:span><text:span text:style-name="T5">=</text:span><text:span text:style-name="T39"> </text:span><text:span text:style-name="T20">"loginpass"</text:span><text:span text:style-name="T35">&gt;</text:span></text:p>
      <text:p text:style-name="P16"><text:span text:style-name="T35">&lt;</text:span><text:span text:style-name="T38">input</text:span><text:span text:style-name="T39"> </text:span><text:span text:style-name="T40">type</text:span><text:span text:style-name="T39"> </text:span><text:span text:style-name="T5">=</text:span><text:span text:style-name="T20">"submit"</text:span><text:span text:style-name="T39"> </text:span><text:span text:style-name="T40">value</text:span><text:span text:style-name="T5">=</text:span><text:span text:style-name="T20">"login"</text:span><text:span text:style-name="T35">&gt;</text:span><text:span text:style-name="T5"> </text:span></text:p>
      <text:p text:style-name="P16"><text:span text:style-name="T35">&lt;/</text:span><text:span text:style-name="T38">form</text:span><text:span text:style-name="T35">&gt;</text:span></text:p>
      <text:p text:style-name="P15"/>
      <text:p text:style-name="P12"><text:span text:style-name="T35">&lt;/</text:span><text:span text:style-name="T38">body</text:span><text:span text:style-name="T35">&gt;</text:span></text:p>
      <text:p text:style-name="P6"><text:span text:style-name="T35">&lt;/</text:span><text:span text:style-name="T38">html</text:span><text:span text:style-name="T35">&gt;</text:span></text:p>
      <text:p text:style-name="P6"><text:span text:style-name="T35"/></text:p>
      <text:p text:style-name="P6"><text:span text:style-name="T35"/></text:p>
      <text:p text:style-name="P6"><text:span text:style-name="T2">package</text:span><text:span text:style-name="T5"> com.dsrc;</text:span></text:p>
      <text:p text:style-name="P14"/>
      <text:p text:style-name="P12"><text:span text:style-name="T2">import</text:span><text:span text:style-name="T5"> java.io.IOException;</text:span></text:p>
      <text:p text:style-name="P12"><text:span text:style-name="T2">import</text:span><text:span text:style-name="T5"> java.io.PrintWriter;</text:span></text:p>
      <text:p text:style-name="P14"/>
      <text:p text:style-name="P12"><text:span text:style-name="T2">import</text:span><text:span text:style-name="T5"> javax.servlet.ServletException;</text:span></text:p>
      <text:p text:style-name="P12"><text:span text:style-name="T2">import</text:span><text:span text:style-name="T5"> javax.servlet.annotation.WebServlet;</text:span></text:p>
      <text:p text:style-name="P12"><text:span text:style-name="T2">import</text:span><text:span text:style-name="T5"> javax.servlet.http.HttpServlet;</text:span></text:p>
      <text:p text:style-name="P12"><text:span text:style-name="T2">import</text:span><text:span text:style-name="T5"> javax.servlet.http.HttpServletRequest;</text:span></text:p>
      <text:p text:style-name="P12"><text:span text:style-name="T2">import</text:span><text:span text:style-name="T5"> javax.servlet.http.HttpServletResponse;</text:span></text:p>
      <text:p text:style-name="P14"/>
      <text:p text:style-name="P12"><text:span text:style-name="T14">/**</text:span></text:p>
      <text:p text:style-name="P12"><text:span text:style-name="T14"><text:s/>* </text:span><text:span text:style-name="T15">Servlet</text:span><text:span text:style-name="T14"> implementation class LoginServlet</text:span></text:p>
      <text:p text:style-name="P12"><text:span text:style-name="T14"><text:s/>*/</text:span></text:p>
      <text:p text:style-name="P12"><text:span text:style-name="T18">@WebServlet</text:span><text:span text:style-name="T5">(</text:span><text:span text:style-name="T19">"/LoginServlet"</text:span><text:span text:style-name="T5">)</text:span></text:p>
      <text:p text:style-name="P12"><text:span text:style-name="T2">public</text:span><text:span text:style-name="T5"> </text:span><text:span text:style-name="T2">class</text:span><text:span text:style-name="T5"> LoginServlet </text:span><text:span text:style-name="T2">extends</text:span><text:span text:style-name="T5"> HttpServlet {</text:span></text:p>
      <text:p text:style-name="P12"><text:span text:style-name="T5"><text:tab/></text:span><text:span text:style-name="T2">private</text:span><text:span text:style-name="T5"> </text:span><text:span text:style-name="T2">static</text:span><text:span text:style-name="T5"> </text:span><text:span text:style-name="T2">final</text:span><text:span text:style-name="T5"> </text:span><text:span text:style-name="T2">long</text:span><text:span text:style-name="T5"> </text:span><text:span text:style-name="T21">serialVersionUID</text:span><text:span text:style-name="T5"> = 1L;</text:span></text:p>
      <text:p text:style-name="P12"><text:span text:style-name="T5"><text:s text:c="7"/></text:span></text:p>
      <text:p text:style-name="P12"><text:span text:style-name="T5"><text:s text:c="4"/></text:span><text:span text:style-name="T14">/**</text:span></text:p>
      <text:p text:style-name="P12"><text:span text:style-name="T14"><text:s text:c="5"/>* </text:span><text:span text:style-name="T22">@see</text:span><text:span text:style-name="T14"> HttpServlet#HttpServlet()</text:span></text:p>
      <text:p text:style-name="P12"><text:span text:style-name="T14"><text:s text:c="5"/>*/</text:span></text:p>
      <text:p text:style-name="P12"><text:span text:style-name="T5"><text:s text:c="4"/></text:span><text:span text:style-name="T2">public</text:span><text:span text:style-name="T5"> LoginServlet() {</text:span></text:p>
      <text:p text:style-name="P12"><text:span text:style-name="T5"><text:s text:c="8"/></text:span><text:span text:style-name="T2">super</text:span><text:span text:style-name="T5">();</text:span></text:p>
      <text:p text:style-name="P12"><text:span text:style-name="T5"><text:s text:c="8"/></text:span><text:span text:style-name="T25">// </text:span><text:span text:style-name="T22">TODO</text:span><text:span text:style-name="T25"> Auto-generated constructor stub</text:span></text:p>
      <text:p text:style-name="P12"><text:span text:style-name="T5"><text:s text:c="4"/>}</text:span></text:p>
      <text:p text:style-name="P14"/>
      <text:p text:style-name="P12"><text:span text:style-name="T5"><text:tab/></text:span><text:span text:style-name="T14">/**</text:span></text:p>
      <text:p text:style-name="P12"><text:span text:style-name="T14"><text:tab/> * </text:span><text:span text:style-name="T22">@see</text:span><text:span text:style-name="T14"> HttpServlet#doGet(HttpServletRequest request, HttpServletResponse response)</text:span></text:p>
      <text:p text:style-name="P12"><text:span text:style-name="T14"><text:tab/> */</text:span></text:p>
      <text:p text:style-name="P12"><text:span text:style-name="T5"><text:tab/></text:span><text:span text:style-name="T2">protected</text:span><text:span text:style-name="T5"> </text:span><text:span text:style-name="T2">void</text:span><text:span text:style-name="T5"> doGet(HttpServletRequest </text:span><text:span text:style-name="T28">request</text:span><text:span text:style-name="T5">, HttpServletResponse </text:span><text:span text:style-name="T28">response</text:span><text:span text:style-name="T5">) </text:span><text:span text:style-name="T2">throws</text:span><text:span text:style-name="T5"> ServletException, IOException {</text:span></text:p>
      <text:p text:style-name="P12"><text:span text:style-name="T5"><text:tab/><text:tab/></text:span><text:span text:style-name="T25">// </text:span><text:span text:style-name="T22">TODO</text:span><text:span text:style-name="T25"> Auto-generated method stub</text:span></text:p>
      <text:p text:style-name="P12"><text:span text:style-name="T5"><text:tab/><text:tab/></text:span><text:span text:style-name="T10">PrintWriter </text:span><text:span text:style-name="T32">pw</text:span><text:span text:style-name="T10"> = </text:span><text:span text:style-name="T32">response</text:span><text:span text:style-name="T10">.getWriter();</text:span></text:p>
      <text:p text:style-name="P16"><text:span text:style-name="T5"><text:tab/><text:tab/>String </text:span><text:span text:style-name="T28">name</text:span><text:span text:style-name="T5"> = </text:span><text:span text:style-name="T28">request</text:span><text:span text:style-name="T5">.getParameter(</text:span><text:span text:style-name="T19">"loginname"</text:span><text:span text:style-name="T5">);</text:span></text:p>
      <text:p text:style-name="P16"><text:span text:style-name="T5"><text:tab/><text:tab/>String </text:span><text:span text:style-name="T28">pass</text:span><text:span text:style-name="T5">=</text:span><text:span text:style-name="T28">request</text:span><text:span text:style-name="T5">.getParameter(</text:span><text:span text:style-name="T19">"loginpass"</text:span><text:span text:style-name="T5">);</text:span></text:p>
      <text:p text:style-name="P16"><text:span text:style-name="T5"><text:tab/><text:tab/></text:span><text:span text:style-name="T2">if</text:span><text:span text:style-name="T5">(</text:span><text:span text:style-name="T28">name</text:span><text:span text:style-name="T5">.equals(</text:span><text:span text:style-name="T19">"sa"</text:span><text:span text:style-name="T5">) &amp;&amp; </text:span><text:span text:style-name="T28">pass</text:span><text:span text:style-name="T5">.equals(</text:span><text:span text:style-name="T19">"pass@123"</text:span><text:span text:style-name="T5">))</text:span></text:p>
      <text:p text:style-name="P17"><text:soft-page-break/><text:span text:style-name="T5"><text:tab/><text:tab/>{</text:span></text:p>
      <text:p text:style-name="P17"><text:span text:style-name="T5"><text:tab/><text:tab/><text:tab/></text:span><text:span text:style-name="T28">pw</text:span><text:span text:style-name="T5">.println(</text:span><text:span text:style-name="T19">"&lt;font color=green&gt; valid user &lt;/font&gt;"</text:span><text:span text:style-name="T5">);</text:span></text:p>
      <text:p text:style-name="P17"><text:span text:style-name="T5"><text:tab/><text:tab/>}</text:span></text:p>
      <text:p text:style-name="P17"><text:span text:style-name="T5"><text:tab/><text:tab/></text:span><text:span text:style-name="T2">else</text:span></text:p>
      <text:p text:style-name="P17"><text:span text:style-name="T5"><text:tab/><text:tab/><text:tab/></text:span><text:span text:style-name="T28">pw</text:span><text:span text:style-name="T5">.print(</text:span><text:span text:style-name="T19">"&lt;font color = red&gt; invalid user &lt;/font&gt;"</text:span><text:span text:style-name="T5">);</text:span></text:p>
      <text:p text:style-name="P17"><text:span text:style-name="T5"><text:tab/><text:tab/>}</text:span></text:p>
      <text:p text:style-name="P13"><text:span text:style-name="T5"><text:tab/><text:tab/></text:span></text:p>
      <text:p text:style-name="P12"><text:span text:style-name="T5"><text:tab/>}</text:span></text:p>
      <text:p text:style-name="P12"><text:span text:style-name="T5"><text:tab/></text:span><text:span text:style-name="T2">protected</text:span><text:span text:style-name="T5"> </text:span><text:span text:style-name="T2">void</text:span><text:span text:style-name="T5"> doPost(HttpServletRequest </text:span><text:span text:style-name="T28">request</text:span><text:span text:style-name="T5">, HttpServletResponse </text:span><text:span text:style-name="T28">response</text:span><text:span text:style-name="T5">) </text:span><text:span text:style-name="T2">throws</text:span><text:span text:style-name="T5"> ServletException, IOException {</text:span></text:p>
      <text:p text:style-name="P12"><text:span text:style-name="T5"><text:tab/><text:tab/></text:span><text:span text:style-name="T25">// </text:span><text:span text:style-name="T22">TODO</text:span><text:span text:style-name="T25"> Auto-generated method stub</text:span></text:p>
      <text:p text:style-name="P12"><text:span text:style-name="T5"><text:tab/><text:tab/>doGet(</text:span><text:span text:style-name="T28">request</text:span><text:span text:style-name="T5">, </text:span><text:span text:style-name="T28">response</text:span><text:span text:style-name="T5">);</text:span></text:p>
      <text:p text:style-name="P12"><text:span text:style-name="T5"><text:tab/>}</text:span></text:p>
      <text:p text:style-name="P14"/>
      <text:p text:style-name="P18"><text:span text:style-name="T5">}</text:span></text:p>
      <text:p text:style-name="P9"><text:span text:style-name="T37">6.</text:span></text:p>
      <text:p text:style-name="P11"><text:span text:style-name="T35">Create a html page named index.html with controls and button as given below.</text:span></text:p>
      <text:p text:style-name="P20"> </text:p>
      <text:p text:style-name="P19">Control Name Type</text:p>
      <text:p text:style-name="P19">Enter Number number textbox</text:p>
      <text:p text:style-name="P19">Show Button show submit button</text:p>
      <text:p text:style-name="P20"> </text:p>
      <text:p text:style-name="P20"> </text:p>
      <text:p text:style-name="P19">Create a Servlet named "MultiplicationServlet" in com.dsrc package </text:p>
      <text:p text:style-name="P20"> </text:p>
      <text:p text:style-name="P19">Do the following:</text:p>
      <text:p text:style-name="P19">Accept the value enterted in the textbox in a variable and print its multiplication table as given in the screen shot.</text:p>
      <text:p text:style-name="P20"> </text:p>
      <text:p text:style-name="P20"> </text:p>
      <text:p text:style-name="P9"><text:span text:style-name="T35"/></text:p>
      <text:p text:style-name="P6"><text:span text:style-name="T35">&lt;!</text:span><text:span text:style-name="T38">DOCTYPE</text:span><text:span text:style-name="T39"> </text:span><text:span text:style-name="T35">html&gt;</text:span></text:p>
      <text:p text:style-name="P12"><text:span text:style-name="T35">&lt;</text:span><text:span text:style-name="T38">html</text:span><text:span text:style-name="T35">&gt;</text:span></text:p>
      <text:p text:style-name="P12"><text:span text:style-name="T35">&lt;</text:span><text:span text:style-name="T38">head</text:span><text:span text:style-name="T35">&gt;</text:span></text:p>
      <text:p text:style-name="P12"><text:span text:style-name="T35">&lt;</text:span><text:span text:style-name="T38">meta</text:span><text:span text:style-name="T39"> </text:span><text:span text:style-name="T40">charset</text:span><text:span text:style-name="T5">=</text:span><text:span text:style-name="T20">"ISO-8859-1"</text:span><text:span text:style-name="T35">&gt;</text:span></text:p>
      <text:p text:style-name="P12"><text:span text:style-name="T35">&lt;</text:span><text:span text:style-name="T38">title</text:span><text:span text:style-name="T35">&gt;</text:span><text:span text:style-name="T5">Insert title here</text:span><text:span text:style-name="T35">&lt;/</text:span><text:span text:style-name="T38">title</text:span><text:span text:style-name="T35">&gt;</text:span></text:p>
      <text:p text:style-name="P12"><text:span text:style-name="T35">&lt;/</text:span><text:span text:style-name="T38">head</text:span><text:span text:style-name="T35">&gt;</text:span></text:p>
      <text:p text:style-name="P12"><text:span text:style-name="T35">&lt;</text:span><text:span text:style-name="T38">body</text:span><text:span text:style-name="T35">&gt;</text:span></text:p>
      <text:p text:style-name="P12"><text:span text:style-name="T35">&lt;</text:span><text:span text:style-name="T38">form</text:span><text:span text:style-name="T39"> </text:span><text:span text:style-name="T40">action</text:span><text:span text:style-name="T5">=</text:span><text:span text:style-name="T20">"MultiplicationServlet"</text:span><text:span text:style-name="T39"> </text:span><text:span text:style-name="T40">method</text:span><text:span text:style-name="T39"> </text:span><text:span text:style-name="T5">=</text:span><text:span text:style-name="T20">"get"</text:span><text:span text:style-name="T35">&gt;</text:span></text:p>
      <text:p text:style-name="P12"><text:span text:style-name="T5">Enter Number</text:span></text:p>
      <text:p text:style-name="P12"><text:span text:style-name="T35">&lt;</text:span><text:span text:style-name="T38">input</text:span><text:span text:style-name="T39"> </text:span><text:span text:style-name="T40">type</text:span><text:span text:style-name="T39"> </text:span><text:span text:style-name="T5">=</text:span><text:span text:style-name="T20">"text"</text:span><text:span text:style-name="T39"> </text:span><text:span text:style-name="T40">name</text:span><text:span text:style-name="T5">=</text:span><text:span text:style-name="T20">"num"</text:span><text:span text:style-name="T35">&gt;</text:span></text:p>
      <text:p text:style-name="P12"><text:span text:style-name="T35">&lt;</text:span><text:span text:style-name="T38">input</text:span><text:span text:style-name="T39"> </text:span><text:span text:style-name="T40">type</text:span><text:span text:style-name="T5">=</text:span><text:span text:style-name="T20">"submit"</text:span><text:span text:style-name="T39"> </text:span><text:span text:style-name="T40">value</text:span><text:span text:style-name="T5">=</text:span><text:span text:style-name="T39"> </text:span><text:span text:style-name="T20">"show"</text:span><text:span text:style-name="T35">&gt;</text:span></text:p>
      <text:p text:style-name="P14"/>
      <text:p text:style-name="P12"><text:span text:style-name="T35">&lt;/</text:span><text:span text:style-name="T38">form</text:span><text:span text:style-name="T35">&gt;</text:span></text:p>
      <text:p text:style-name="P14"/>
      <text:p text:style-name="P12"><text:span text:style-name="T35">&lt;/</text:span><text:span text:style-name="T38">body</text:span><text:span text:style-name="T35">&gt;</text:span></text:p>
      <text:p text:style-name="P6"><text:span text:style-name="T35">&lt;/</text:span><text:span text:style-name="T38">html</text:span><text:span text:style-name="T35">&gt;</text:span></text:p>
      <text:p text:style-name="P6"><text:span text:style-name="T35"/></text:p>
      <text:p text:style-name="P6"><text:span text:style-name="T35"/></text:p>
      <text:p text:style-name="P6"><text:span text:style-name="T2">package</text:span><text:span text:style-name="T5"> com.dsrc;</text:span></text:p>
      <text:p text:style-name="P14"/>
      <text:p text:style-name="P12"><text:span text:style-name="T2">import</text:span><text:span text:style-name="T5"> java.io.IOException;</text:span></text:p>
      <text:p text:style-name="P12"><text:span text:style-name="T2">import</text:span><text:span text:style-name="T5"> java.io.PrintWriter;</text:span></text:p>
      <text:p text:style-name="P14"/>
      <text:p text:style-name="P12"><text:span text:style-name="T2">import</text:span><text:span text:style-name="T5"> javax.servlet.ServletException;</text:span></text:p>
      <text:p text:style-name="P12"><text:soft-page-break/><text:span text:style-name="T2">import</text:span><text:span text:style-name="T5"> javax.servlet.annotation.WebServlet;</text:span></text:p>
      <text:p text:style-name="P12"><text:span text:style-name="T2">import</text:span><text:span text:style-name="T5"> javax.servlet.http.HttpServlet;</text:span></text:p>
      <text:p text:style-name="P12"><text:span text:style-name="T2">import</text:span><text:span text:style-name="T5"> javax.servlet.http.HttpServletRequest;</text:span></text:p>
      <text:p text:style-name="P12"><text:span text:style-name="T2">import</text:span><text:span text:style-name="T5"> javax.servlet.http.HttpServletResponse;</text:span></text:p>
      <text:p text:style-name="P14"/>
      <text:p text:style-name="P12"><text:span text:style-name="T14">/**</text:span></text:p>
      <text:p text:style-name="P12"><text:span text:style-name="T14"><text:s/>* </text:span><text:span text:style-name="T15">Servlet</text:span><text:span text:style-name="T14"> implementation class MultiplicationServlet</text:span></text:p>
      <text:p text:style-name="P12"><text:span text:style-name="T14"><text:s/>*/</text:span></text:p>
      <text:p text:style-name="P12"><text:span text:style-name="T18">@WebServlet</text:span><text:span text:style-name="T5">(</text:span><text:span text:style-name="T19">"/MultiplicationServlet"</text:span><text:span text:style-name="T5">)</text:span></text:p>
      <text:p text:style-name="P12"><text:span text:style-name="T2">public</text:span><text:span text:style-name="T5"> </text:span><text:span text:style-name="T2">class</text:span><text:span text:style-name="T5"> MultiplicationServlet </text:span><text:span text:style-name="T2">extends</text:span><text:span text:style-name="T5"> HttpServlet {</text:span></text:p>
      <text:p text:style-name="P12"><text:span text:style-name="T5"><text:tab/></text:span><text:span text:style-name="T2">private</text:span><text:span text:style-name="T5"> </text:span><text:span text:style-name="T2">static</text:span><text:span text:style-name="T5"> </text:span><text:span text:style-name="T2">final</text:span><text:span text:style-name="T5"> </text:span><text:span text:style-name="T2">long</text:span><text:span text:style-name="T5"> </text:span><text:span text:style-name="T21">serialVersionUID</text:span><text:span text:style-name="T5"> = 1L;</text:span></text:p>
      <text:p text:style-name="P12"><text:span text:style-name="T5"><text:s text:c="7"/></text:span></text:p>
      <text:p text:style-name="P12"><text:span text:style-name="T5"><text:s text:c="4"/></text:span><text:span text:style-name="T14">/**</text:span></text:p>
      <text:p text:style-name="P12"><text:span text:style-name="T14"><text:s text:c="5"/>* </text:span><text:span text:style-name="T22">@see</text:span><text:span text:style-name="T14"> HttpServlet#HttpServlet()</text:span></text:p>
      <text:p text:style-name="P12"><text:span text:style-name="T14"><text:s text:c="5"/>*/</text:span></text:p>
      <text:p text:style-name="P12"><text:span text:style-name="T5"><text:s text:c="4"/></text:span><text:span text:style-name="T2">public</text:span><text:span text:style-name="T5"> MultiplicationServlet() {</text:span></text:p>
      <text:p text:style-name="P12"><text:span text:style-name="T5"><text:s text:c="8"/></text:span><text:span text:style-name="T2">super</text:span><text:span text:style-name="T5">();</text:span></text:p>
      <text:p text:style-name="P12"><text:span text:style-name="T5"><text:s text:c="8"/></text:span><text:span text:style-name="T25">// </text:span><text:span text:style-name="T22">TODO</text:span><text:span text:style-name="T25"> Auto-generated constructor stub</text:span></text:p>
      <text:p text:style-name="P12"><text:span text:style-name="T5"><text:s text:c="4"/>}</text:span></text:p>
      <text:p text:style-name="P14"/>
      <text:p text:style-name="P12"><text:span text:style-name="T5"><text:tab/></text:span><text:span text:style-name="T14">/**</text:span></text:p>
      <text:p text:style-name="P12"><text:span text:style-name="T14"><text:tab/> * </text:span><text:span text:style-name="T22">@see</text:span><text:span text:style-name="T14"> HttpServlet#doGet(HttpServletRequest request, HttpServletResponse response)</text:span></text:p>
      <text:p text:style-name="P12"><text:span text:style-name="T14"><text:tab/> */</text:span></text:p>
      <text:p text:style-name="P12"><text:span text:style-name="T5"><text:tab/></text:span><text:span text:style-name="T2">protected</text:span><text:span text:style-name="T5"> </text:span><text:span text:style-name="T2">void</text:span><text:span text:style-name="T5"> doGet(HttpServletRequest </text:span><text:span text:style-name="T28">request</text:span><text:span text:style-name="T5">, HttpServletResponse </text:span><text:span text:style-name="T28">response</text:span><text:span text:style-name="T5">) </text:span><text:span text:style-name="T2">throws</text:span><text:span text:style-name="T5"> ServletException, IOException {</text:span></text:p>
      <text:p text:style-name="P12"><text:span text:style-name="T5"><text:tab/><text:tab/></text:span><text:span text:style-name="T13">PrintWriter </text:span><text:span text:style-name="T34">pw</text:span><text:span text:style-name="T13">=</text:span><text:span text:style-name="T34">response</text:span><text:span text:style-name="T13">.getWriter();</text:span></text:p>
      <text:p text:style-name="P17"><text:span text:style-name="T5"><text:tab/><text:tab/></text:span><text:span text:style-name="T2">int</text:span><text:span text:style-name="T5"> </text:span><text:span text:style-name="T28">num</text:span><text:span text:style-name="T5"> =Integer.</text:span><text:span text:style-name="T11">parseInt</text:span><text:span text:style-name="T5">(</text:span><text:span text:style-name="T28">request</text:span><text:span text:style-name="T5">.getParameter(</text:span><text:span text:style-name="T19">"num"</text:span><text:span text:style-name="T5">));</text:span></text:p>
      <text:p text:style-name="P17"><text:span text:style-name="T5"><text:tab/><text:tab/></text:span><text:span text:style-name="T28">pw</text:span><text:span text:style-name="T5">.println(</text:span><text:span text:style-name="T19">"&lt;html&gt; &lt;body&gt; &lt;table border =2 width=25%&gt;"</text:span><text:span text:style-name="T5">);</text:span></text:p>
      <text:p text:style-name="P17"><text:span text:style-name="T5"><text:tab/><text:tab/></text:span></text:p>
      <text:p text:style-name="P17"><text:span text:style-name="T5"><text:tab/><text:tab/></text:span><text:span text:style-name="T2">for</text:span><text:span text:style-name="T5">(</text:span><text:span text:style-name="T2">int</text:span><text:span text:style-name="T5"> </text:span><text:span text:style-name="T28">i</text:span><text:span text:style-name="T5">=0;</text:span><text:span text:style-name="T28">i</text:span><text:span text:style-name="T5">&lt;=10;</text:span><text:span text:style-name="T28">i</text:span><text:span text:style-name="T5">++)</text:span></text:p>
      <text:p text:style-name="P17"><text:span text:style-name="T5"><text:tab/><text:tab/>{</text:span></text:p>
      <text:p text:style-name="P17"><text:span text:style-name="T5"><text:tab/><text:tab/><text:tab/></text:span><text:span text:style-name="T28">pw</text:span><text:span text:style-name="T5">.println(</text:span><text:span text:style-name="T19">" &lt;tr&gt;&lt;td&gt;"</text:span><text:span text:style-name="T5">+ </text:span><text:span text:style-name="T28">num</text:span><text:span text:style-name="T5"> +</text:span><text:span text:style-name="T19">"&lt;/td&gt;&lt;td&gt;X&lt;/td&gt;&lt;td&gt;"</text:span><text:span text:style-name="T5">+</text:span><text:span text:style-name="T28">i</text:span><text:span text:style-name="T5">+</text:span><text:span text:style-name="T19">"&lt;/td&gt;&lt;td&gt;=&lt;/td&gt;&lt;td&gt;"</text:span><text:span text:style-name="T5">+</text:span><text:span text:style-name="T28">num</text:span><text:span text:style-name="T5">*</text:span><text:span text:style-name="T28">i</text:span><text:span text:style-name="T5">+</text:span><text:span text:style-name="T19">"&lt;/td&gt;&lt;/tr&gt; "</text:span><text:span text:style-name="T5">);</text:span></text:p>
      <text:p text:style-name="P17"><text:span text:style-name="T5"><text:tab/><text:tab/>}</text:span></text:p>
      <text:p text:style-name="P17"><text:span text:style-name="T5"><text:tab/><text:tab/></text:span><text:span text:style-name="T28">pw</text:span><text:span text:style-name="T5">.println(</text:span><text:span text:style-name="T19">"&lt;/table&gt; <text:s/>&lt;/body&gt; &lt;/html&gt;"</text:span><text:span text:style-name="T5">);</text:span></text:p>
      <text:p text:style-name="P17"><text:span text:style-name="T5"><text:tab/><text:tab/></text:span></text:p>
      <text:p text:style-name="P17"><text:span text:style-name="T5"><text:tab/>}</text:span></text:p>
      <text:p text:style-name="P14"/>
      <text:p text:style-name="P12"><text:span text:style-name="T5"><text:tab/></text:span><text:span text:style-name="T14">/**</text:span></text:p>
      <text:p text:style-name="P12"><text:span text:style-name="T14"><text:tab/> * </text:span><text:span text:style-name="T22">@see</text:span><text:span text:style-name="T14"> HttpServlet#doPost(HttpServletRequest request, HttpServletResponse response)</text:span></text:p>
      <text:p text:style-name="P12"><text:span text:style-name="T14"><text:tab/> */</text:span></text:p>
      <text:p text:style-name="P12"><text:span text:style-name="T5"><text:tab/></text:span><text:span text:style-name="T2">protected</text:span><text:span text:style-name="T5"> </text:span><text:span text:style-name="T2">void</text:span><text:span text:style-name="T5"> doPost(HttpServletRequest </text:span><text:span text:style-name="T28">request</text:span><text:span text:style-name="T5">, HttpServletResponse </text:span><text:span text:style-name="T28">response</text:span><text:span text:style-name="T5">) </text:span><text:span text:style-name="T2">throws</text:span><text:span text:style-name="T5"> ServletException, IOException {</text:span></text:p>
      <text:p text:style-name="P12"><text:span text:style-name="T5"><text:tab/><text:tab/></text:span><text:span text:style-name="T25">// </text:span><text:span text:style-name="T22">TODO</text:span><text:span text:style-name="T25"> Auto-generated method stub</text:span></text:p>
      <text:p text:style-name="P12"><text:span text:style-name="T5"><text:tab/><text:tab/>doGet(</text:span><text:span text:style-name="T28">request</text:span><text:span text:style-name="T5">, </text:span><text:span text:style-name="T28">response</text:span><text:span text:style-name="T5">);</text:span></text:p>
      <text:p text:style-name="P12"><text:span text:style-name="T5"><text:tab/>}</text:span></text:p>
      <text:p text:style-name="P14"/>
      <text:p text:style-name="P18"><text:span text:style-name="T5">}</text:span></text:p>
      <text:p text:style-name="P6"><text:span text:style-name="T3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7M14S</meta:editing-duration>
    <meta:editing-cycles>7</meta:editing-cycles>
    <meta:generator>LibreOffice/5.1.5.2$Windows_X86_64 LibreOffice_project/7a864d8825610a8c07cfc3bc01dd4fce6a9447e5</meta:generator>
    <dc:date>2019-06-05T15:34:07.859000000</dc:date>
    <meta:document-statistic meta:table-count="0" meta:image-count="0" meta:object-count="0" meta:page-count="7" meta:paragraph-count="308" meta:word-count="989" meta:character-count="9207" meta:non-whitespace-character-count="8077"/>
    <meta:user-defined meta:name="Info 1"/>
    <meta:user-defined meta:name="Info 2"/>
    <meta:user-defined meta:name="Info 3"/>
    <meta:user-defined meta:name="Info 4"/>
  </office:meta>
</office:document-meta>
</file>